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face style:name="Liberation Serif1" svg:font-family="'Liberation Serif'" style:font-family-generic="roman"/>
    <style:font-face style:name="Lucida Sans1" svg:font-family="'Lucida Sans'" style:font-family-generic="swiss"/>
    <style:font-face style:name="Goudy Old Style" svg:font-family="'Goudy Old Style'"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Unicode MS" svg:font-family="'Arial Unicode MS'"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59622"/>
    </style:style>
    <style:style style:name="P2" style:family="paragraph" style:parent-style-name="Text_20_body">
      <style:text-properties officeooo:rsid="00259622" officeooo:paragraph-rsid="00259622"/>
    </style:style>
    <style:style style:name="P3" style:family="paragraph" style:parent-style-name="Text_20_body">
      <style:text-properties officeooo:rsid="0026c0e2" officeooo:paragraph-rsid="0026c0e2"/>
    </style:style>
    <style:style style:name="P4" style:family="paragraph" style:parent-style-name="Text_20_body">
      <style:text-properties officeooo:rsid="00278992" officeooo:paragraph-rsid="00278992"/>
    </style:style>
    <style:style style:name="P5" style:family="paragraph" style:parent-style-name="Text_20_body">
      <style:text-properties fo:font-weight="bold" officeooo:rsid="00278992" officeooo:paragraph-rsid="00278992" style:font-weight-asian="bold" style:font-weight-complex="bold"/>
    </style:style>
    <style:style style:name="P6" style:family="paragraph" style:parent-style-name="Text_20_body">
      <style:text-properties fo:font-weight="bold" officeooo:rsid="002a391c" officeooo:paragraph-rsid="002a391c" style:font-weight-asian="bold" style:font-weight-complex="bold"/>
    </style:style>
    <style:style style:name="P7" style:family="paragraph" style:parent-style-name="Text_20_body">
      <style:text-properties fo:font-weight="bold" officeooo:rsid="002a391c" officeooo:paragraph-rsid="00304526" style:font-weight-asian="bold" style:font-weight-complex="bold"/>
    </style:style>
    <style:style style:name="P8" style:family="paragraph" style:parent-style-name="Text_20_body">
      <style:text-properties fo:font-weight="bold" officeooo:rsid="002be42a" officeooo:paragraph-rsid="002be42a" style:font-weight-asian="bold" style:font-weight-complex="bold"/>
    </style:style>
    <style:style style:name="P9" style:family="paragraph" style:parent-style-name="Text_20_body">
      <style:text-properties fo:font-weight="bold" officeooo:rsid="002d2ec2" officeooo:paragraph-rsid="002d2ec2" style:font-weight-asian="bold" style:font-weight-complex="bold"/>
    </style:style>
    <style:style style:name="P10" style:family="paragraph" style:parent-style-name="Text_20_body">
      <style:text-properties fo:font-weight="bold" officeooo:rsid="00365d71" officeooo:paragraph-rsid="00365d71" style:font-weight-asian="bold" style:font-weight-complex="bold"/>
    </style:style>
    <style:style style:name="P11" style:family="paragraph" style:parent-style-name="Text_20_body">
      <style:text-properties fo:font-weight="bold" officeooo:rsid="00365d71" officeooo:paragraph-rsid="0038267d" style:font-weight-asian="bold" style:font-weight-complex="bold"/>
    </style:style>
    <style:style style:name="P12" style:family="paragraph" style:parent-style-name="Text_20_body">
      <style:text-properties fo:font-weight="normal" officeooo:rsid="00304526" officeooo:paragraph-rsid="00304526" style:font-weight-asian="normal" style:font-weight-complex="normal"/>
    </style:style>
    <style:style style:name="P13" style:family="paragraph" style:parent-style-name="Text_20_body">
      <style:text-properties fo:font-weight="normal" officeooo:rsid="002a391c" officeooo:paragraph-rsid="00365d71" style:font-weight-asian="normal" style:font-weight-complex="normal"/>
    </style:style>
    <style:style style:name="P14" style:family="paragraph" style:parent-style-name="Text_20_body">
      <style:text-properties fo:font-weight="normal" officeooo:rsid="00365d71" officeooo:paragraph-rsid="00365d71" style:font-weight-asian="normal" style:font-weight-complex="normal"/>
    </style:style>
    <style:style style:name="P15" style:family="paragraph" style:parent-style-name="Text_20_body">
      <style:text-properties fo:font-weight="normal" officeooo:rsid="002d2ec2" officeooo:paragraph-rsid="0038267d" style:font-weight-asian="normal" style:font-weight-complex="normal"/>
    </style:style>
    <style:style style:name="P16" style:family="paragraph" style:parent-style-name="Text_20_body">
      <style:text-properties fo:font-weight="normal" officeooo:rsid="002d2ec2" officeooo:paragraph-rsid="0038198d" style:font-weight-asian="normal" style:font-weight-complex="normal"/>
    </style:style>
    <style:style style:name="P17" style:family="paragraph" style:parent-style-name="Text_20_body">
      <style:text-properties officeooo:rsid="002a391c" officeooo:paragraph-rsid="002a391c"/>
    </style:style>
    <style:style style:name="P18" style:family="paragraph" style:parent-style-name="Text_20_body">
      <style:text-properties officeooo:rsid="002d2ec2" officeooo:paragraph-rsid="002d2ec2"/>
    </style:style>
    <style:style style:name="P19" style:family="paragraph" style:parent-style-name="Text_20_body">
      <style:text-properties officeooo:rsid="0034b1db" officeooo:paragraph-rsid="00351412"/>
    </style:style>
    <style:style style:name="P20" style:family="paragraph" style:parent-style-name="Text_20_body">
      <style:text-properties officeooo:rsid="002be42a" officeooo:paragraph-rsid="00351412"/>
    </style:style>
    <style:style style:name="P21" style:family="paragraph" style:parent-style-name="Text_20_body">
      <style:text-properties officeooo:rsid="00351412" officeooo:paragraph-rsid="00351412"/>
    </style:style>
    <style:style style:name="P22" style:family="paragraph" style:parent-style-name="Text_20_body">
      <style:text-properties officeooo:paragraph-rsid="00351412"/>
    </style:style>
    <style:style style:name="P23" style:family="paragraph" style:parent-style-name="Text_20_body">
      <style:text-properties officeooo:rsid="00365d71" officeooo:paragraph-rsid="0038198d"/>
    </style:style>
    <style:style style:name="P24" style:family="paragraph" style:parent-style-name="Text_20_body">
      <style:text-properties officeooo:paragraph-rsid="00365d71"/>
    </style:style>
    <style:style style:name="P25" style:family="paragraph" style:parent-style-name="Text_20_body">
      <style:text-properties officeooo:paragraph-rsid="002868a2"/>
    </style:style>
    <style:style style:name="P26" style:family="paragraph" style:parent-style-name="Text_20_body">
      <style:paragraph-properties fo:text-align="justify" style:justify-single-word="false"/>
      <style:text-properties fo:font-style="normal" fo:font-weight="bold" officeooo:rsid="00365d71" officeooo:paragraph-rsid="00365d71" style:font-style-asian="normal" style:font-weight-asian="bold" style:font-style-complex="normal" style:font-weight-complex="bold"/>
    </style:style>
    <style:style style:name="P27" style:family="paragraph" style:parent-style-name="Text_20_body">
      <style:text-properties officeooo:rsid="0038198d" officeooo:paragraph-rsid="0038198d"/>
    </style:style>
    <style:style style:name="P28" style:family="paragraph" style:parent-style-name="Text_20_body">
      <style:text-properties officeooo:rsid="0038198d" officeooo:paragraph-rsid="0038267d"/>
    </style:style>
    <style:style style:name="P29" style:family="paragraph" style:parent-style-name="Text_20_body">
      <style:paragraph-properties fo:text-align="center" style:justify-single-word="false"/>
      <style:text-properties fo:font-size="32pt" officeooo:rsid="0038198d" officeooo:paragraph-rsid="0038198d" style:font-size-asian="32pt" style:font-size-complex="32pt"/>
    </style:style>
    <style:style style:name="P30" style:family="paragraph" style:parent-style-name="Text_20_body">
      <style:text-properties officeooo:paragraph-rsid="0038267d"/>
    </style:style>
    <style:style style:name="P31" style:family="paragraph" style:parent-style-name="_3c_Pagedetitre_5f_adbib_3e_">
      <style:text-properties officeooo:paragraph-rsid="0038198d"/>
    </style:style>
    <style:style style:name="P32" style:family="paragraph" style:parent-style-name="_3c_term_3e_">
      <style:text-properties officeooo:rsid="00365d71" officeooo:paragraph-rsid="00365d71"/>
    </style:style>
    <style:style style:name="P33" style:family="paragraph" style:parent-style-name="Heading_20_1">
      <style:text-properties officeooo:rsid="002be42a" officeooo:paragraph-rsid="0034b1db"/>
    </style:style>
    <style:style style:name="P34" style:family="paragraph" style:parent-style-name="Heading_20_1">
      <style:text-properties officeooo:rsid="00365d71" officeooo:paragraph-rsid="00365d71"/>
    </style:style>
    <style:style style:name="P35" style:family="paragraph" style:parent-style-name="Heading_20_1">
      <style:text-properties officeooo:rsid="002a391c" officeooo:paragraph-rsid="002a391c"/>
    </style:style>
    <style:style style:name="P36" style:family="paragraph" style:parent-style-name="Heading_20_1">
      <style:text-properties officeooo:paragraph-rsid="00365d71"/>
    </style:style>
    <style:style style:name="P37" style:family="paragraph" style:parent-style-name="Text_20_body">
      <style:text-properties fo:font-weight="bold" officeooo:rsid="00351412" officeooo:paragraph-rsid="00351412" style:font-weight-asian="bold" style:font-weight-complex="bold"/>
    </style:style>
    <style:style style:name="P38" style:family="paragraph" style:parent-style-name="Text_20_body">
      <style:text-properties fo:font-weight="bold" officeooo:rsid="00365d71" officeooo:paragraph-rsid="00365d71" style:font-weight-asian="bold" style:font-weight-complex="bold"/>
    </style:style>
    <style:style style:name="P39" style:family="paragraph" style:parent-style-name="Text_20_body">
      <style:text-properties fo:font-weight="normal" officeooo:rsid="00351412" officeooo:paragraph-rsid="00351412" style:font-weight-asian="normal" style:font-weight-complex="normal"/>
    </style:style>
    <style:style style:name="P40" style:family="paragraph" style:parent-style-name="Text_20_body">
      <style:text-properties fo:font-weight="normal" officeooo:rsid="002d2ec2" officeooo:paragraph-rsid="0032e1ed" style:font-weight-asian="normal" style:font-weight-complex="normal"/>
    </style:style>
    <style:style style:name="P41" style:family="paragraph" style:parent-style-name="Text_20_body" style:list-style-name="L2">
      <style:text-properties fo:font-weight="normal" officeooo:rsid="002be42a" officeooo:paragraph-rsid="002be42a" style:font-weight-asian="normal" style:font-weight-complex="normal"/>
    </style:style>
    <style:style style:name="P42" style:family="paragraph" style:parent-style-name="Text_20_body" style:list-style-name="L3">
      <style:text-properties fo:font-weight="normal" officeooo:rsid="002be42a" officeooo:paragraph-rsid="002be42a" style:font-weight-asian="normal" style:font-weight-complex="normal"/>
    </style:style>
    <style:style style:name="P43" style:family="paragraph" style:parent-style-name="Text_20_body" style:list-style-name="L5">
      <style:text-properties fo:font-weight="normal" officeooo:rsid="00278992" officeooo:paragraph-rsid="00278992" style:font-weight-asian="normal" style:font-weight-complex="normal"/>
    </style:style>
    <style:style style:name="P44" style:family="paragraph" style:parent-style-name="Text_20_body">
      <style:text-properties fo:font-weight="normal" officeooo:rsid="00365d71" officeooo:paragraph-rsid="00365d71" style:font-weight-asian="normal" style:font-weight-complex="normal"/>
    </style:style>
    <style:style style:name="P45" style:family="paragraph" style:parent-style-name="Text_20_body">
      <style:text-properties fo:font-weight="normal" officeooo:rsid="00365d71" officeooo:paragraph-rsid="0038267d" style:font-weight-asian="normal" style:font-weight-complex="normal"/>
    </style:style>
    <style:style style:name="P46" style:family="paragraph" style:parent-style-name="Text_20_body" style:list-style-name="L1"/>
    <style:style style:name="P47" style:family="paragraph" style:parent-style-name="Text_20_body" style:list-style-name="L1">
      <style:text-properties officeooo:rsid="0023cc05" officeooo:paragraph-rsid="0023cc05"/>
    </style:style>
    <style:style style:name="P48" style:family="paragraph" style:parent-style-name="Text_20_body" style:list-style-name="L1">
      <style:text-properties officeooo:rsid="0023cc05" officeooo:paragraph-rsid="00365d71"/>
    </style:style>
    <style:style style:name="P49" style:family="paragraph" style:parent-style-name="Text_20_body">
      <style:text-properties fo:font-style="normal" officeooo:rsid="00259622" officeooo:paragraph-rsid="0038267d" style:font-style-asian="normal" style:font-style-complex="normal"/>
    </style:style>
    <style:style style:name="P50" style:family="paragraph" style:parent-style-name="Text_20_body">
      <style:text-properties fo:font-style="normal" officeooo:rsid="0038198d" officeooo:paragraph-rsid="0038198d" style:font-style-asian="normal" style:font-style-complex="normal"/>
    </style:style>
    <style:style style:name="P51" style:family="paragraph" style:parent-style-name="Text_20_body" style:list-style-name="L3">
      <style:text-properties style:text-position="0% 100%" fo:font-weight="normal" officeooo:rsid="002be42a" officeooo:paragraph-rsid="002be42a" style:font-weight-asian="normal" style:font-weight-complex="normal"/>
    </style:style>
    <style:style style:name="P52" style:family="paragraph" style:parent-style-name="Text_20_body" style:list-style-name="L3">
      <style:text-properties style:text-position="0% 100%" style:font-name="Liberation Serif1" fo:font-weight="normal" officeooo:rsid="002be42a" officeooo:paragraph-rsid="002be42a" style:font-weight-asian="normal" style:font-weight-complex="normal"/>
    </style:style>
    <style:style style:name="P53" style:family="paragraph" style:parent-style-name="Text_20_body" style:list-style-name="L4">
      <style:text-properties officeooo:paragraph-rsid="00278992"/>
    </style:style>
    <style:style style:name="P54" style:family="paragraph" style:parent-style-name="Text_20_body" style:list-style-name="L4">
      <style:text-properties officeooo:rsid="00278992" officeooo:paragraph-rsid="00278992"/>
    </style:style>
    <style:style style:name="P55" style:family="paragraph" style:parent-style-name="Text_20_body" style:list-style-name="L5">
      <style:text-properties officeooo:rsid="00278992" officeooo:paragraph-rsid="00278992"/>
    </style:style>
    <style:style style:name="P56" style:family="paragraph" style:parent-style-name="Text_20_body">
      <style:text-properties fo:font-style="italic" style:font-style-asian="italic" style:font-style-complex="italic"/>
    </style:style>
    <style:style style:name="T1" style:family="text">
      <style:text-properties style:font-name="Liberation Serif" fo:font-weight="normal" fo:background-color="transparent" loext:char-shading-value="0" style:font-name-asian="SimSun" style:font-weight-asian="normal" style:font-name-complex="Lucida Sans" style:font-weight-complex="normal"/>
    </style:style>
    <style:style style:name="T2" style:family="text">
      <style:text-properties style:font-name="Liberation Serif" fo:font-style="italic" fo:font-weight="normal" fo:background-color="transparent" loext:char-shading-value="0" style:font-name-asian="SimSun" style:font-style-asian="italic" style:font-weight-asian="normal" style:font-name-complex="Lucida Sans" style:font-style-complex="italic" style:font-weight-complex="normal"/>
    </style:style>
    <style:style style:name="T3" style:family="text">
      <style:text-properties style:font-name="Liberation Serif" fo:font-style="normal" fo:font-weight="normal" fo:background-color="transparent" loext:char-shading-value="0" style:font-name-asian="SimSun" style:font-style-asian="normal" style:font-weight-asian="normal" style:font-name-complex="Lucida Sans" style:font-style-complex="normal" style:font-weight-complex="normal"/>
    </style:style>
    <style:style style:name="T4" style:family="text">
      <style:text-properties style:font-name="Liberation Serif" fo:font-style="normal" fo:font-weight="normal" officeooo:rsid="00365d71" fo:background-color="transparent" loext:char-shading-value="0" style:font-name-asian="SimSun" style:font-style-asian="normal" style:font-weight-asian="normal" style:font-name-complex="Lucida Sans" style:font-style-complex="normal" style:font-weight-complex="normal"/>
    </style:style>
    <style:style style:name="T5" style:family="text">
      <style:text-properties style:text-line-through-style="solid" style:text-line-through-type="single" officeooo:rsid="002a391c"/>
    </style:style>
    <style:style style:name="T6" style:family="text">
      <style:text-properties fo:font-style="italic" style:font-style-asian="italic" style:font-style-complex="italic"/>
    </style:style>
    <style:style style:name="T7" style:family="text">
      <style:text-properties fo:font-style="italic" officeooo:rsid="00259622" style:font-style-asian="italic" style:font-style-complex="italic"/>
    </style:style>
    <style:style style:name="T8" style:family="text">
      <style:text-properties fo:font-style="italic" officeooo:rsid="002a391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59622" style:font-style-asian="normal" style:font-style-complex="normal"/>
    </style:style>
    <style:style style:name="T11" style:family="text">
      <style:text-properties fo:font-style="normal" officeooo:rsid="002a391c" style:font-style-asian="normal" style:font-style-complex="normal"/>
    </style:style>
    <style:style style:name="T12" style:family="text">
      <style:text-properties fo:font-style="normal" officeooo:rsid="002be42a" style:font-style-asian="normal" style:font-style-complex="normal"/>
    </style:style>
    <style:style style:name="T13" style:family="text">
      <style:text-properties fo:font-style="normal" officeooo:rsid="002f2b61" style:font-style-asian="normal" style:font-style-complex="normal"/>
    </style:style>
    <style:style style:name="T14" style:family="text">
      <style:text-properties fo:font-style="normal" officeooo:rsid="00351412" style:font-style-asian="normal" style:font-style-complex="normal"/>
    </style:style>
    <style:style style:name="T15" style:family="text">
      <style:text-properties fo:font-style="normal" officeooo:rsid="00365d71" style:font-style-asian="normal" style:font-style-complex="normal"/>
    </style:style>
    <style:style style:name="T16" style:family="text">
      <style:text-properties fo:font-style="normal" officeooo:rsid="0038267d" style:font-style-asian="normal" style:font-style-complex="normal"/>
    </style:style>
    <style:style style:name="T17" style:family="text">
      <style:text-properties fo:font-style="normal" fo:font-weight="bold" officeooo:rsid="00351412" style:font-style-asian="normal" style:font-weight-asian="bold" style:font-style-complex="normal" style:font-weight-complex="bold"/>
    </style:style>
    <style:style style:name="T18" style:family="text">
      <style:text-properties officeooo:rsid="0023cc05"/>
    </style:style>
    <style:style style:name="T19" style:family="text">
      <style:text-properties fo:font-weight="bold" style:font-weight-asian="bold" style:font-weight-complex="bold"/>
    </style:style>
    <style:style style:name="T20" style:family="text">
      <style:text-properties fo:font-weight="bold" officeooo:rsid="0023cc05" style:font-weight-asian="bold" style:font-weight-complex="bold"/>
    </style:style>
    <style:style style:name="T21" style:family="text">
      <style:text-properties fo:font-weight="bold" officeooo:rsid="00259622" style:font-weight-asian="bold" style:font-weight-complex="bold"/>
    </style:style>
    <style:style style:name="T22" style:family="text">
      <style:text-properties fo:font-weight="bold" officeooo:rsid="002be42a" style:font-weight-asian="bold" style:font-weight-complex="bold"/>
    </style:style>
    <style:style style:name="T23" style:family="text">
      <style:text-properties fo:font-weight="bold" officeooo:rsid="00278992" style:font-weight-asian="bold" style:font-weight-complex="bold"/>
    </style:style>
    <style:style style:name="T24" style:family="text">
      <style:text-properties fo:font-weight="bold" officeooo:rsid="00351412" style:font-weight-asian="bold" style:font-weight-complex="bold"/>
    </style:style>
    <style:style style:name="T25" style:family="text">
      <style:text-properties fo:font-weight="bold" officeooo:rsid="00365d71" style:font-weight-asian="bold" style:font-weight-complex="bold"/>
    </style:style>
    <style:style style:name="T26" style:family="text">
      <style:text-properties fo:font-weight="bold" officeooo:rsid="002868a2" style:font-weight-asian="bold" style:font-weight-complex="bold"/>
    </style:style>
    <style:style style:name="T27" style:family="text">
      <style:text-properties fo:font-weight="bold" officeooo:rsid="0038198d" style:font-weight-asian="bold" style:font-weight-complex="bold"/>
    </style:style>
    <style:style style:name="T28" style:family="text">
      <style:text-properties officeooo:rsid="00259622"/>
    </style:style>
    <style:style style:name="T29" style:family="text">
      <style:text-properties style:text-underline-style="solid" style:text-underline-width="auto" style:text-underline-color="font-color" fo:font-weight="bold" officeooo:rsid="00259622"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2be42a" style:font-weight-asian="normal" style:font-weight-complex="normal"/>
    </style:style>
    <style:style style:name="T32" style:family="text">
      <style:text-properties fo:font-weight="normal" officeooo:rsid="00304526" style:font-weight-asian="normal" style:font-weight-complex="normal"/>
    </style:style>
    <style:style style:name="T33" style:family="text">
      <style:text-properties fo:font-weight="normal" officeooo:rsid="00278992" style:font-weight-asian="normal" style:font-weight-complex="normal"/>
    </style:style>
    <style:style style:name="T34" style:family="text">
      <style:text-properties fo:font-weight="normal" officeooo:rsid="00351412" style:font-weight-asian="normal" style:font-weight-complex="normal"/>
    </style:style>
    <style:style style:name="T35" style:family="text">
      <style:text-properties fo:font-weight="normal" officeooo:rsid="0038198d" style:font-weight-asian="normal" style:font-weight-complex="normal"/>
    </style:style>
    <style:style style:name="T36" style:family="text">
      <style:text-properties style:text-underline-style="none" fo:font-weight="bold" officeooo:rsid="00259622" style:font-weight-asian="bold" style:font-weight-complex="bold"/>
    </style:style>
    <style:style style:name="T37" style:family="text">
      <style:text-properties style:text-underline-style="none" fo:font-weight="normal" officeooo:rsid="00259622" style:font-weight-asian="normal" style:font-weight-complex="normal"/>
    </style:style>
    <style:style style:name="T38" style:family="text">
      <style:text-properties style:font-name="Wingdings" fo:font-style="normal" officeooo:rsid="00259622" style:font-name-asian="Wingdings" style:font-style-asian="normal" style:font-name-complex="Wingdings" style:font-style-complex="normal"/>
    </style:style>
    <style:style style:name="T39" style:family="text">
      <style:text-properties officeooo:rsid="0026c0e2"/>
    </style:style>
    <style:style style:name="T40" style:family="text">
      <style:text-properties officeooo:rsid="00278992"/>
    </style:style>
    <style:style style:name="T41" style:family="text">
      <style:text-properties officeooo:rsid="002868a2"/>
    </style:style>
    <style:style style:name="T42" style:family="text">
      <style:text-properties style:font-name="Liberation Serif1" officeooo:rsid="002868a2" style:font-name-asian="Wingdings" style:font-name-complex="Wingdings"/>
    </style:style>
    <style:style style:name="T43" style:family="text">
      <style:text-properties style:font-name="Liberation Serif1" officeooo:rsid="00365d71" style:font-name-asian="Wingdings" style:font-name-complex="Wingdings"/>
    </style:style>
    <style:style style:name="T44" style:family="text">
      <style:text-properties style:font-name="Liberation Serif1" officeooo:rsid="002a391c"/>
    </style:style>
    <style:style style:name="T45" style:family="text">
      <style:text-properties style:font-name="Liberation Serif1" fo:font-weight="bold" officeooo:rsid="002a391c" style:font-weight-asian="bold" style:font-weight-complex="bold"/>
    </style:style>
    <style:style style:name="T46" style:family="text">
      <style:text-properties style:font-name="Liberation Serif1" fo:font-weight="bold" officeooo:rsid="00365d71" style:font-weight-asian="bold" style:font-weight-complex="bold"/>
    </style:style>
    <style:style style:name="T47" style:family="text">
      <style:text-properties officeooo:rsid="002a391c"/>
    </style:style>
    <style:style style:name="T48" style:family="text">
      <style:text-properties style:text-line-through-style="none" style:text-line-through-type="none" officeooo:rsid="002a391c"/>
    </style:style>
    <style:style style:name="T49" style:family="text">
      <style:text-properties officeooo:rsid="002be42a"/>
    </style:style>
    <style:style style:name="T50" style:family="text">
      <style:text-properties style:text-position="super 58%"/>
    </style:style>
    <style:style style:name="T51" style:family="text">
      <style:text-properties officeooo:rsid="00304526"/>
    </style:style>
    <style:style style:name="T52" style:family="text">
      <style:text-properties officeooo:rsid="00327c94"/>
    </style:style>
    <style:style style:name="T53" style:family="text">
      <style:text-properties officeooo:rsid="0034b1db"/>
    </style:style>
    <style:style style:name="T54" style:family="text">
      <style:text-properties officeooo:rsid="00351412"/>
    </style:style>
    <style:style style:name="T55" style:family="text">
      <style:text-properties officeooo:rsid="00365d71"/>
    </style:style>
    <style:style style:name="T56" style:family="text">
      <style:text-properties officeooo:rsid="0038198d"/>
    </style:style>
    <style:style style:name="T57" style:family="text">
      <style:text-properties officeooo:rsid="0038267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a xlink:type="simple" xlink:href="http://000001/" text:style-name="Internet_20_link" text:visited-style-name="Visited_20_Internet_20_Link"><text:span text:style-name="T1">p. 1</text:span></text:a></text:p>
      <text:p text:style-name="Title"><text:span text:style-name="T1">Projet </text:span><text:span text:style-name="T2">Facéties <text:line-break/></text:span><text:span text:style-name="T3">Cahier des charges pour la transcription des textes<text:line-break/>Version </text:span><text:span text:style-name="T4">3</text:span><text:span text:style-name="T3"> (</text:span><text:span text:style-name="T4">novembre</text:span><text:span text:style-name="T3"> 201</text:span><text:span text:style-name="T4">6</text:span><text:span text:style-name="T3">)</text:span></text:p>
      <text:h text:style-name="P33" text:outline-level="1">Généralité<text:span text:style-name="T53">s</text:span></text:h>
      <text:p text:style-name="Text_20_body">Télécharger <text:span text:style-name="T24">Libreoffice</text:span> (téléchargement gratuit) <text:span text:style-name="T54">et son interface en français. </text:span></text:p>
      <text:p text:style-name="P37"/>
      <text:p text:style-name="P19"><text:span text:style-name="T24">Ce fichier est </text:span><text:span text:style-name="T22">stylé</text:span><text:span text:style-name="T31"> comme devront l'être les transcriptions d'édition. On peut donc partir d'une </text:span><text:span text:style-name="T22">copie de ce document</text:span><text:span text:style-name="T31"> pour commencer sa transcription. </text:span></text:p>
      <text:p text:style-name="P20"><text:span text:style-name="T30">Le </text:span><text:span text:style-name="T19">nom du fichier</text:span><text:span text:style-name="T30"> devra être la cote du document : Cote_V-C-005 par exemple.</text:span></text:p>
      <text:p text:style-name="P39"/>
      <text:p text:style-name="P21"><text:span text:style-name="T34">P</text:span><text:span text:style-name="T30">récautions avant de commencer : </text:span></text:p>
      <text:p text:style-name="P19"><text:span text:style-name="T34">– vérifier que la correction automatique est </text:span><text:span text:style-name="T24">désactivée ; </text:span></text:p>
      <text:p text:style-name="P19"><text:span text:style-name="T34">– rendre apparents les </text:span><text:span text:style-name="T24">caractères non imprimables </text:span><text:span text:style-name="T34">(espaces, sauts de paragraphe et de ligne, de section et de page).</text:span></text:p>
      <text:p text:style-name="P39"/>
      <text:p text:style-name="P10">NB <text:span text:style-name="T30">: on essaiera au plus près de confectionner le document en </text:span>le stylant<text:span text:style-name="T30">. </text:span></text:p>
      <text:p text:style-name="P10"><text:span text:style-name="T30">&gt; On évitera de toucher aux commandes manuelles (hauteur des caractères, espacements, etc.), à l’</text:span>exception de la casse (maj, petites majuscules)<text:span text:style-name="T30">, et des </text:span>procédés de soulignement (gras et italiques).</text:p>
      <text:p text:style-name="P14">&gt; Possibilité de configurer les styles pour se rapprocher de la mise en page originale (centrer ou aligner à gauche un titre par exemple)</text:p>
      <text:p text:style-name="P14">&gt; Possibilité d’ajouter des styles en nombre <text:span text:style-name="T19">restreint</text:span> si possible, en fonction des particularités de l’exemplaire (appels de note, corps de texte plus petit et indenté, moralité, <text:span text:style-name="T6">etc</text:span><text:span text:style-name="T9">.</text:span>). <text:span text:style-name="T54">Tous les styles</text:span><text:span text:style-name="T24"> ajoutés </text:span><text:span text:style-name="T54">devront faire l’objet d’une</text:span><text:span text:style-name="T24"> liste</text:span><text:span text:style-name="T54"> en fin de document. Le titre du style sera porté entre chevrons (&lt;nouveaustyle&gt;).</text:span></text:p>
      <text:h text:style-name="Heading_20_1" text:outline-level="1">Pagination <text:span text:style-name="T55">(</text:span><text:span text:style-name="T15">cf. exemple en haut de</text:span><text:span text:style-name="T16">s</text:span><text:span text:style-name="T15"> page</text:span><text:span text:style-name="T16">s</text:span><text:span text:style-name="T15">)</text:span></text:h>
      <text:p text:style-name="P22"><text:span text:style-name="T54">On inscrit</text:span> <text:span text:style-name="T19">la pagination </text:span><text:span text:style-name="T24">originale</text:span><text:span text:style-name="T54"> dans le flux du texte</text:span> pour le <text:span text:style-name="T54">futur</text:span> lecteur<text:span text:style-name="T40"> <text:s/>: c'est cette pagination qui pourra servir à la citation d'un extrait du texte. Ne pas sauter de page sur son document entre deux pages du document transcrit (à la différence de l’exemple fourni par ce cahier des charges où les numéros sont en haut des pages) : ménager</text:span><text:span text:style-name="T23"> un saut de paragraphe avant et un saut de paragraphe après.</text:span><text:span text:style-name="T33"> </text:span><text:span text:style-name="T28">Numérotation </text:span><text:span text:style-name="T20">toujours </text:span><text:span text:style-name="T18">en chiffres </text:span><text:span text:style-name="T20">arabes </text:span><text:span text:style-name="T34">(même si l’originale est en caractères romains)</text:span><text:span text:style-name="T18">. Trois cas sont possibles (si le cas n°1 n’est pas actualisé, voir le cas n°2, et ainsi de suite).</text:span></text:p>
      <text:list xml:id="list2673990620358226522" text:style-name="L1">
        <text:list-item>
          <text:p text:style-name="P46">Cas n°1, <text:s/>les <text:span text:style-name="T19">n° de</text:span><text:span text:style-name="T21">s</text:span><text:span text:style-name="T19"> page</text:span><text:span text:style-name="T21">s</text:span> sont indiqués : noter "p. 1". Si les pages sont numérotées de deux en deux (toutes les pages paire, ou toutes les pages impaires), numéroter quand même les pages intermédiaires !</text:p>
        </text:list-item>
        <text:list-item>
          <text:p text:style-name="P47">Cas n°2, ce sont les <text:span text:style-name="T19">n° de folios</text:span> qui sont indiqués : noter "f. 1r" puis "f. 1v" et ainsi de suite.</text:p>
        </text:list-item>
        <text:list-item>
          <text:p text:style-name="P48">Cas n°3, <text:span text:style-name="T28">il n'y a que les </text:span><text:span text:style-name="T21">signatures des cahiers</text:span><text:span text:style-name="T28"> : noter "f. a1r", puis "f. a1v", en respectant bien la casse de la lettre du cahier (f. A1r ≠ f. a1r !). Parfois, pour des cahiers ajoutés, il y aura des symboles à insérer : "f. *r", </text:span><text:span text:style-name="T7">etc. </text:span><text:span text:style-name="T10">Ce type de numérotation impose de bien connaître le format (in-4, in-8...) du livre sur lequel on travaille, pour ne pas se tromper dans la reconstitution des numérotations (généralement par exemple, pour un in-8, les cahiers sont numérotés pour les quatre premiers feuillets seulement).</text:span></text:p>
        </text:list-item>
      </text:list>
      <text:p text:style-name="P30"><text:span text:style-name="T29">Sur</text:span><text:span text:style-name="T37"> cette numérotation, on </text:span><text:span text:style-name="T36">insère</text:span> l’URL<text:span text:style-name="T28"> </text:span>de l’image correspondante<text:span text:style-name="T28"> </text:span>en hyperlien<text:span text:style-name="T28">. Pour cela, on sélectionne le n° de page/folio/cahier, puis on clique sur Insertion &gt; Hyperlien </text:span><text:span text:style-name="T7">ou </text:span><text:span text:style-name="T10">Lien hypertexte, </text:span></text:p>
      <text:p text:style-name="P28"><text:soft-page-break/><text:a xlink:type="simple" xlink:href="http://00002/" text:style-name="Internet_20_link" text:visited-style-name="Visited_20_Internet_20_Link"><text:span text:style-name="T10">p. 2</text:span></text:a></text:p>
      <text:p text:style-name="P49">on copie-colle le lien vers l'image en ligne. </text:p>
      <text:p text:style-name="P50"/>
      <text:p text:style-name="P1"><text:span text:style-name="T38"> </text:span><text:span text:style-name="T10">Pour l'instant, il n'y a pas d'image en ligne : inscrire dans la zone le n° de l'image correspondante : 00001, 00002, </text:span><text:span text:style-name="T7">etc</text:span><text:span text:style-name="T10"> (c'est </text:span><text:span text:style-name="T12">une partie</text:span><text:span text:style-name="T10"> </text:span><text:span text:style-name="T12">du</text:span><text:span text:style-name="T10"> nom du fichier image,</text:span><text:span text:style-name="T14"> ou, sur les fichiers pdf, le numéro de la </text:span><text:span text:style-name="T17">vue</text:span><text:span text:style-name="T14"> correspondante</text:span><text:span text:style-name="T10">).</text:span></text:p>
      <text:h text:style-name="P34" text:outline-level="1">Ce qu’on ne transcrit pas</text:h>
      <text:p text:style-name="P24">– <text:span text:style-name="T55">Les signatures de cahier (sauf si elles permettent de se repérer dans l’ouvrage, voir « pagination ».</text:span></text:p>
      <text:p text:style-name="P24">– <text:span text:style-name="T55">les réclames ; </text:span></text:p>
      <text:p text:style-name="P24">– <text:span text:style-name="T55">les titres courants.</text:span></text:p>
      <text:h text:style-name="P35" text:outline-level="1">Orthographies<text:tab/></text:h>
      <text:p text:style-name="P17">La seule chose que l'on ne conserve pas ce sont les s longs : <text:span text:style-name="T22">rétablir les f et les s</text:span><text:span text:style-name="T49">.</text:span></text:p>
      <text:p text:style-name="P12">Ne pas changer la ponctuation mais <text:span text:style-name="T19">normaliser les espaces avant et après chaque signe de ponctuation. </text:span></text:p>
      <text:p text:style-name="P17"><text:span text:style-name="T19">Ne pas dissimiler </text:span><text:span text:style-name="T30">(i/j, u/v doivent rester tels quels).</text:span></text:p>
      <text:p text:style-name="P6"><text:span text:style-name="T30">Ne pas rétablir les</text:span> apostrophes<text:span text:style-name="T51">.</text:span></text:p>
      <text:p text:style-name="P7">Ne pas <text:span text:style-name="T49">corriger </text:span>l<text:span text:style-name="T30">es </text:span><text:span text:style-name="T32">"</text:span><text:span text:style-name="T30">faute</text:span><text:span text:style-name="T32">s"</text:span><text:span text:style-name="T30"> de grammaire / orthographe à moins que ce ne soient des coquilles.</text:span></text:p>
      <text:p text:style-name="P6"><text:span text:style-name="T31">Conserver</text:span><text:span text:style-name="T30"> les </text:span>majuscules et minuscules quelles qu'elles soient <text:span text:style-name="T30">(ex : Pierre faifeu</text:span><text:span text:style-name="T31">)</text:span>.</text:p>
      <text:p text:style-name="P40"/>
      <text:p text:style-name="P8"><text:span text:style-name="T30">Conserver les</text:span> abréviations<text:span text:style-name="T51"> : </text:span><text:s/></text:p>
      <text:list xml:id="list2362054218467105012" text:style-name="L2">
        <text:list-item>
          <text:p text:style-name="P41">&amp;</text:p>
        </text:list-item>
      </text:list>
      <text:list xml:id="list837684573629232314" text:style-name="L3">
        <text:list-item>
          <text:p text:style-name="P42">vo<text:span text:style-name="T50">9</text:span></text:p>
        </text:list-item>
        <text:list-item>
          <text:p text:style-name="P51">q</text:p>
        </text:list-item>
        <text:list-item>
          <text:p text:style-name="P51">p</text:p>
        </text:list-item>
        <text:list-item>
          <text:p text:style-name="P52">ā</text:p>
        </text:list-item>
        <text:list-item>
          <text:p text:style-name="P52">ō</text:p>
        </text:list-item>
        <text:list-item>
          <text:p text:style-name="P52">ē</text:p>
        </text:list-item>
        <text:list-item>
          <text:p text:style-name="P52">ū</text:p>
        </text:list-item>
        <text:list-item>
          <text:p text:style-name="P52">ī...</text:p>
        </text:list-item>
        <text:list-item>
          <text:p text:style-name="P52">Pour les p barrés et les q barrés, les surligner jusqu'à nouvel ordre.</text:p>
        </text:list-item>
      </text:list>
      <text:h text:style-name="Heading_20_1" text:outline-level="1"><text:span text:style-name="T28">Corps du t</text:span>exte</text:h>
      <text:p text:style-name="P2"><text:span text:style-name="T19">Style</text:span> : corps de texte</text:p>
      <text:p text:style-name="Text_20_body"><text:span text:style-name="T19">Conservation des sauts de ligne</text:span>, avec un saut de paragraphe<text:span text:style-name="T28"> (touche entrée à chaque fin de ligne).</text:span></text:p>
      <text:p text:style-name="P5">Culs de lampe : <text:span text:style-name="T30">ils doivent être faits manuellement, à l'aide d'espaces insécables (sur </text:span>mac<text:span text:style-name="T30"> : alt+espace, sur </text:span>pc <text:span text:style-name="T30">: ctrl+maj+espace).</text:span></text:p>
      <text:p text:style-name="P9">Les espaces plus grands entre paragraphes ou entre titres et paragraphes<text:span text:style-name="T30"> devront être faits manuellement par des sauts de paragraphe (touche entrée).</text:span></text:p>
      <text:p text:style-name="P9">Les espaces significativement plus grands à l'intérieur d'une même ligne<text:span text:style-name="T30"> devront être imités par des espaces insécables.</text:span></text:p>
      <text:h text:style-name="P34" text:outline-level="1">Page de titre</text:h>
      <text:p text:style-name="P23">Respecter au mieux la casse (maj, petites maj, gras, italique). </text:p>
      <text:p text:style-name="P23"><text:span text:style-name="T56">Se servir des styles suivants (attention, les passages à la ligne à l’intérieur d’un même style doivent être des </text:span><text:span text:style-name="T27">sauts de ligne – maj+entrée – </text:span><text:span text:style-name="T35">non des sauts de paragraphes)</text:span><text:span text:style-name="T56">  : </text:span></text:p>
      <text:p text:style-name="P27"/>
      <text:p text:style-name="P16"><text:soft-page-break/></text:p>
      <text:p text:style-name="P15"><text:a xlink:type="simple" xlink:href="http://00003/" text:style-name="Internet_20_link" text:visited-style-name="Visited_20_Internet_20_Link">p. 3</text:a></text:p>
      <text:p text:style-name="_3c_Pagedetitre_5f_titre_3e_">Titre principal : <text:s/>&lt;Pagedetitre_titre&gt;<text:line-break/></text:p>
      <text:p text:style-name="_3c_Pagedetitre_5f_sous-titre_3e_">Sous-titre : <text:span text:style-name="T57">&lt;Pagedetitre_sous-titre</text:span></text:p>
      <text:p text:style-name="P29"/>
      <text:p text:style-name="P31"><text:span text:style-name="T56">Adresse bibliographique : &lt;</text:span>Pagedetitre_adbib<text:span text:style-name="T56">&gt; </text:span></text:p>
      <text:p text:style-name="Text_20_body"><text:span text:style-name="T57">Il faudra certainement c</text:span>onfigurer <text:span text:style-name="T57">l’</text:span>alignement <text:span text:style-name="T57">ou </text:span>centrement du texte, <text:span text:style-name="T57">l’espacement avant/après (éviter les sauts de paragraphe manuels), la</text:span> <text:span text:style-name="T56">police et la casse.</text:span></text:p>
      <text:h text:style-name="Heading_20_1" text:outline-level="1">Titres </text:h>
      <text:p text:style-name="P2"><text:span text:style-name="T19">Conserver la hiérarchie du document</text:span> : Titre principal &gt; Titre 1 [titre<text:span text:style-name="T39">s</text:span> des narrations] &gt; Titre 2<text:span text:style-name="T39">...</text:span></text:p>
      <text:p text:style-name="P3">Attention ! dans les titres, les sauts de lignes ne doivent pas être des sauts de paragraphe : taper de<text:span text:style-name="T40"> </text:span><text:span text:style-name="T19">vrais sauts de lignes</text:span><text:span text:style-name="T40"> (maj+entrée).</text:span></text:p>
      <text:p text:style-name="P5">Configurer le style <text:span text:style-name="T52">"</text:span>titre 1" en fonction du volume : </text:p>
      <text:list xml:id="list6112883445349462105" text:style-name="L4">
        <text:list-item>
          <text:p text:style-name="P54">si <text:span text:style-name="T19">tous </text:span><text:span text:style-name="T30">les titres de nouvelles sont centrés, en ce cas sélectionner "centrer le texte" dans la configuration du style. </text:span></text:p>
        </text:list-item>
        <text:list-item>
          <text:p text:style-name="P53"><text:span text:style-name="T33">dans les cas où certains titres de nouvelles sont centrés, d'autres non, sélectionner "aligner le texte à gauche" dans la configuration du style et, le cas échéant, centrer manuellement à l'aide d'espaces insécables (sur </text:span><text:span text:style-name="T23">mac</text:span><text:span text:style-name="T33"> : alt+espace, sur </text:span><text:span text:style-name="T23">pc </text:span><text:span text:style-name="T33">: ctrl+maj+espace).</text:span></text:p>
        </text:list-item>
      </text:list>
      <text:h text:style-name="Heading_20_1" text:outline-level="1">Césures et traits d’union</text:h>
      <text:p text:style-name="P4">Comme on conserve les sauts de ligne, il faut gérer les <text:span text:style-name="T19">césures</text:span> en fin de mot ! Trois cas de figure : </text:p>
      <text:list xml:id="list9048245758478641600" text:style-name="L5">
        <text:list-item>
          <text:p text:style-name="P55">Cas n°1 : le mot est coupé avec un tiret imprimé sur l'édition originale. On met donc un tiret normal.</text:p>
        </text:list-item>
        <text:list-item>
          <text:p text:style-name="P55">Cas n°2 : le mot est coupé mais il n'y a pas de tiret imprimé sur l'édition originale : on met à la place du tiret le caractère <text:span text:style-name="T19">$.</text:span></text:p>
        </text:list-item>
        <text:list-item>
          <text:p text:style-name="P43">Cas n°3 : le mot est coupé mais le tiret appartient à son orthographe propre ("prêt-à-porter"). Inscrire alors un tiret insécable (sur <text:span text:style-name="T19">mac</text:span> : cmd+maj+-)</text:p>
        </text:list-item>
      </text:list>
      <text:p text:style-name="P12">Attention ! <text:span text:style-name="T19">Ne pas conserver la césure</text:span> lorsqu'elle se trouve <text:span text:style-name="T19">entre deux</text:span> <text:span text:style-name="T19">pages</text:span> : rétablir alors le mot </text:p>
      <text:p text:style-name="P12">entier dans l'une ou l'autre des deux pages.</text:p>
      <text:h text:style-name="Heading_20_1" text:outline-level="1"><text:span text:style-name="T55">V</text:span>ers</text:h>
      <text:p text:style-name="Text_20_body"><text:span text:style-name="T19">Styler</text:span> avec le style de <text:span text:style-name="T19">paragraphe</text:span> <text:span text:style-name="T19">&lt;l&gt;</text:span></text:p>
      <text:h text:style-name="Heading_20_1" text:outline-level="1"><text:span text:style-name="T55">Images, ornements, lettrines, f</text:span>leurons et pieds de mouches</text:h>
      <text:p text:style-name="P10">Image <text:span text:style-name="T30">: indiquer &lt;Image&gt; et insérer à la suite des sauts de paragraphe configurés en « corps de texte » pour rendre compte à peu près de la place occupée par cette image sur la page.</text:span></text:p>
      <text:p text:style-name="P14"/>
      <text:p text:style-name="P11"><text:soft-page-break/>Bandeaux et autres ornements <text:span text:style-name="T30">: indiquer &lt;Ornement&gt; et insérer à la suite des sauts de paragraphe </text:span></text:p>
      <text:p text:style-name="P30"><text:a xlink:type="simple" xlink:href="http://00004/" text:style-name="Internet_20_link" text:visited-style-name="Visited_20_Internet_20_Link"><text:span text:style-name="T30">p. </text:span></text:a><text:a xlink:type="simple" xlink:href="http://00004/" text:style-name="Internet_20_link" text:visited-style-name="Visited_20_Internet_20_Link"><text:span text:style-name="T57">4</text:span></text:a></text:p>
      <text:p text:style-name="P45">configurés en « corps de texte » pour rendre compte à peu près de la place occupée par cette image sur la page.</text:p>
      <text:p text:style-name="P14"/>
      <text:p text:style-name="P10">Marque d’imprimeur ou de libraire <text:span text:style-name="T30">: indiquer &lt;Marque&gt; et insérer à la suite des sauts de paragraphe configurés en « corps de texte » pour rendre compte à peu près de la place occupée par cette image sur la page.</text:span></text:p>
      <text:p text:style-name="P10"/>
      <text:p text:style-name="P24"><text:span text:style-name="T25">Fleuron</text:span> <text:span text:style-name="T40">: </text:span><text:span text:style-name="T42">♣ </text:span><text:span text:style-name="T43">(seul possible)</text:span></text:p>
      <text:p text:style-name="P25"/>
      <text:p text:style-name="P25"><text:span text:style-name="T26">Pied-de-mouche</text:span><text:span text:style-name="T41"> : </text:span><text:span text:style-name="T44">¶</text:span></text:p>
      <text:p text:style-name="P24"><text:span text:style-name="T45">L</text:span><text:span text:style-name="T46">ettrine : </text:span><text:span text:style-name="Drop_20_Caps"><text:span text:style-name="T55">S</text:span></text:span><text:span text:style-name="T47">tyle</text:span> de <text:span text:style-name="T19">caractère</text:span> &lt;lettrine&gt;<text:span text:style-name="T47">. Pour l’instant on ne tient pas compte </text:span></text:p>
      <text:h text:style-name="Heading_20_1" text:outline-level="1">Segments en langue étrangère</text:h>
      <text:p text:style-name="Text_20_body">Utilise <text:span text:style-name="T47">le</text:span> style de caractère reprenant le code langue <text:span text:style-name="_3c_lang-lat_3e_">&lt;lang-la</text:span><text:span text:style-name="_3c_lang-lat_3e_"><text:span text:style-name="T47">t</text:span></text:span><text:span text:style-name="_3c_lang-lat_3e_">&gt;</text:span>, <text:span text:style-name="_3c_lang-ita_3e_">&lt;lang-it</text:span><text:span text:style-name="_3c_lang-ita_3e_"><text:span text:style-name="T47">a</text:span></text:span><text:span text:style-name="_3c_lang-ita_3e_">&gt;</text:span>, <text:span text:style-name="T6">etc</text:span>.</text:p>
      <text:h text:style-name="P36" text:outline-level="1">Interventions éditoriales</text:h>
      <text:p text:style-name="P13">On ne corrige que les erreurs manifestes, coquilles de l'imprimeur.</text:p>
      <text:p text:style-name="P24"><text:span text:style-name="T19">Ajout de lettres</text:span> : entre crochets</text:p>
      <text:p text:style-name="P24"><text:span text:style-name="T19">Suppression de lettres</text:span> : caractères barrés</text:p>
      <text:p text:style-name="P24"><text:span text:style-name="T19">Coquilles</text:span> : inscrire dans le même mot les ajouts et les suppressions<text:span text:style-name="T47"> (ex : comp</text:span><text:span text:style-name="T5">r</text:span><text:span text:style-name="T48">[</text:span><text:span text:style-name="T47">t]er)</text:span></text:p>
      <text:h text:style-name="Heading_20_1" text:outline-level="1">Indexation</text:h>
      <text:p text:style-name="Text_20_body"><text:span text:style-name="T47">On fait le c</text:span>hoix <text:span text:style-name="T19">d’indexer les lieux et les personnages à la nouvelle (et non plus dans le flux du texte).</text:span></text:p>
      <text:p text:style-name="Text_20_body">Après le titre de la nouvelle, inscrire l’indexation dans un style de paragraphe &lt;term&gt;, ainsi :</text:p>
      <text:p text:style-name="_3c_term_3e_">titre : <text:span text:style-name="T47">[</text:span>le titre <text:span text:style-name="T19">modernisé</text:span> de la nouvelle<text:span text:style-name="T47">]</text:span></text:p>
      <text:p text:style-name="_3c_term_3e_">lieu : <text:span text:style-name="T47">[premier lieu où se passe la narration]</text:span></text:p>
      <text:p text:style-name="_3c_term_3e_">lieu : <text:span text:style-name="T47">[deuxième lieu </text:span><text:span text:style-name="T8">etc</text:span><text:span text:style-name="T11">]</text:span></text:p>
      <text:p text:style-name="_3c_term_3e_">personnage : <text:span text:style-name="T47">[premier personnage, soit nom + fonction, soit nom, soit fonction (drapière, bourgeois, curé)]</text:span></text:p>
      <text:p text:style-name="_3c_term_3e_">personnage : <text:span text:style-name="T47">[deuxième personnage, </text:span><text:span text:style-name="T8">etc.</text:span><text:span text:style-name="T13">]</text:span></text:p>
      <text:p text:style-name="_3c_term_3e_">source : <text:span text:style-name="T47">[reprise textuelle, source d’une adaptation, source d’une traduction, par exemple Liber Facetiarum, 12</text:span><text:span text:style-name="T11">] </text:span></text:p>
      <text:p text:style-name="P32"><text:span text:style-name="T11">s</text:span><text:span text:style-name="T9">ource : </text:span><text:span text:style-name="T11">[</text:span><text:span text:style-name="T9">autre intermédiaire si nécessaire entre la source et le texte, recueil traduit, autre recueil adapté, anthologie précédente etc., par exemple </text:span><text:span text:style-name="T6">Facecies de Poge Florentin translatees..., 1]</text:span></text:p>
      <text:p text:style-name="P56"/>
      <text:p text:style-name="P26">NB <text:span text:style-name="T30">: la mention de la ou des source(s) doit s’arrêter là où l’interprétation commence. On ne mentionne pas les emprunts de motifs ou de canevas. Cette entrée vaut donc spécialement pour les recueils traduits (référence au texte originel) et pour les antholog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face style:name="Liberation Serif1" svg:font-family="'Liberation Serif'" style:font-family-generic="roman"/>
    <style:font-face style:name="Lucida Sans1" svg:font-family="'Lucida Sans'" style:font-family-generic="swiss"/>
    <style:font-face style:name="Goudy Old Style" svg:font-family="'Goudy Old Style'"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Unicode MS" svg:font-family="'Arial Unicode MS'"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5cm" loext:contextual-spacing="true" fo:line-height="100%" fo:text-align="justify" style:justify-single-word="false" fo:background-color="transparent">
        <style:tab-stops/>
      </style:paragraph-properties>
      <style:text-properties style:font-name="Times New Roman" fo:font-family="'Times New Roman'" style:font-style-name="Normal" style:font-family-generic="roman" style:font-pitch="variable" fo:font-size="12pt" officeooo:rsid="0034b1db" style:font-size-asian="12pt" style:font-size-complex="1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style:font-name="Goudy Old Style" fo:font-family="'Goudy Old Style'" style:font-pitch="variable" fo:font-size="1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text-align="center" style:justify-single-word="false" fo:background-color="transparent"/>
      <style:text-properties fo:color="#330099" style:font-name="Goudy Old Style" fo:font-family="'Goudy Old Style'" style:font-pitch="variable" fo:font-size="115%"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_3c_l_3e_" style:display-name="&lt;l&gt;" style:family="paragraph" style:parent-style-name="Text_20_body" style:class="text"/>
    <style:style style:name="_3c_term_3e_" style:display-name="&lt;term&gt;" style:family="paragraph" style:parent-style-name="Standard">
      <loext:graphic-properties draw:fill="solid" draw:fill-color="#dddddd" draw:opacity="100%"/>
      <style:paragraph-properties fo:background-color="#dddddd" fo:padding="0.049cm" fo:border="0.06pt solid #000000" style:shadow="none"/>
      <style:text-properties style:font-name="Arial Unicode MS" fo:font-family="'Arial Unicode MS'" style:font-style-name="Normal" style:font-family-generic="swiss" style:font-pitch="variable" fo:font-size="11pt" style:font-size-asian="10.5pt"/>
    </style:style>
    <style:style style:name="_3c_Pagedetitre_5f_adbib_3e_" style:display-name="&lt;Pagedetitre_adbib&gt;" style:family="paragraph" style:parent-style-name="Text_20_body">
      <style:paragraph-properties fo:text-align="center" style:justify-single-word="false"/>
      <style:text-properties fo:font-size="18pt" officeooo:rsid="0038198d" style:font-size-asian="18pt" style:font-size-complex="18pt"/>
    </style:style>
    <style:style style:name="_3c_Pagedetitre_5f_titre_3e_" style:display-name="&lt;Pagedetitre_titre&gt;" style:family="paragraph" style:parent-style-name="Text_20_body">
      <style:paragraph-properties fo:text-align="center" style:justify-single-word="false"/>
      <style:text-properties fo:font-size="32pt" officeooo:rsid="0038198d" style:font-size-asian="32pt" style:font-size-complex="32pt"/>
    </style:style>
    <style:style style:name="_3c_Pagedetitre_5f_sous-titre_3e_" style:display-name="&lt;Pagedetitre_sous-titre&gt;" style:family="paragraph" style:parent-style-name="_3c_Pagedetitre_5f_titre_3e_">
      <style:text-properties fo:font-style="italic" officeooo:rsid="0038198d"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text-properties fo:color="#ffffff" fo:font-size="200%" fo:background-color="#330066" style:font-size-asian="10.5pt" loext:padding="0.101cm" loext:border="0.06pt solid #000000"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_3c_lang-lat_3e_" style:display-name="&lt;lang-lat&gt;" style:family="text">
      <style:text-properties fo:color="#006600" style:font-size-asian="10.5pt" loext:shadow="none"/>
    </style:style>
    <style:style style:name="_3c_lang-ita_3e_" style:display-name="&lt;lang-ita&gt;" style:family="text">
      <style:text-properties fo:color="#0000cc"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2T13:47:22.414278000</meta:creation-date>
    <meta:generator>LibreOffice/5.1.6.2$Windows_x86 LibreOffice_project/07ac168c60a517dba0f0d7bc7540f5afa45f0909</meta:generator>
    <dc:date>2016-11-06T14:58:39.264312000</dc:date>
    <meta:editing-duration>PT7H50M25S</meta:editing-duration>
    <meta:editing-cycles>11</meta:editing-cycles>
    <meta:print-date>2014-12-04T13:13:14.882777000</meta:print-date>
    <dc:creator>Louise Amazan</dc:creator>
    <meta:document-statistic meta:table-count="0" meta:image-count="0" meta:object-count="0" meta:page-count="4" meta:paragraph-count="100" meta:word-count="1486" meta:character-count="8721" meta:non-whitespace-character-count="7317"/>
  </office:meta>
</office:document-meta>
</file>